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ourcesMatch.setAsText( boolean as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sourcesMatch.add( ResourceCollection r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sourcesMatch.eval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